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2.66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4.7cm" svg:height="1.7cm" svg:x="5.3cm" svg:y="3.6cm">
          <text:p text:style-name="P1">Standby</text:p>
        </draw:rect>
        <draw:rect draw:style-name="gr1" draw:text-style-name="P1" xml:id="id2" draw:id="id2" draw:layer="layout" svg:width="4.7cm" svg:height="1.7cm" svg:x="6.3cm" svg:y="18.055cm">
          <text:p text:style-name="P1">Optionen</text:p>
        </draw:rect>
        <draw:frame draw:style-name="gr2" draw:layer="layout" svg:width="1.912cm" svg:height="0.963cm" svg:x="3cm" svg:y="8.737cm">
          <draw:text-box>
            <text:p>short</text:p>
          </draw:text-box>
        </draw:frame>
        <draw:frame draw:style-name="gr2" draw:layer="layout" svg:width="2.754cm" svg:height="0.963cm" svg:x="2.846cm" svg:y="11.2cm">
          <draw:text-box>
            <text:p>medium</text:p>
          </draw:text-box>
        </draw:frame>
        <draw:frame draw:style-name="gr2" draw:layer="layout" svg:width="1.696cm" svg:height="0.963cm" svg:x="3cm" svg:y="17.355cm">
          <draw:text-box>
            <text:p>long</text:p>
          </draw:text-box>
        </draw:frame>
        <draw:frame draw:style-name="gr2" draw:layer="layout" svg:width="2.754cm" svg:height="0.963cm" svg:x="8.2cm" svg:y="5.9cm">
          <draw:text-box>
            <text:p>medium</text:p>
          </draw:text-box>
        </draw:frame>
        <draw:frame draw:style-name="gr2" draw:layer="layout" svg:width="1.696cm" svg:height="0.963cm" svg:x="5.104cm" svg:y="15.6cm">
          <draw:text-box>
            <text:p>long</text:p>
          </draw:text-box>
        </draw:frame>
        <draw:connector draw:style-name="gr3" draw:text-style-name="P1" draw:layer="layout" draw:line-skew="-2.599cm" svg:x1="5.3cm" svg:y1="4.45cm" svg:x2="6.3cm" svg:y2="18.905cm" draw:start-shape="id1" draw:start-glue-point="3" draw:end-shape="id2" draw:end-glue-point="3" svg:d="m5300 4450h-3100v14455h4100">
          <text:p/>
        </draw:connector>
        <draw:connector draw:style-name="gr3" draw:text-style-name="P1" draw:layer="layout" draw:line-skew="-2.597cm" svg:x1="5.3cm" svg:y1="4.45cm" svg:x2="5.598cm" svg:y2="10.149cm" draw:start-shape="id1" draw:start-glue-point="3" draw:end-shape="id3" draw:end-glue-point="3" svg:d="m5300 4450h-3098v5699h3396">
          <text:p/>
        </draw:connector>
        <draw:rect draw:style-name="gr1" draw:text-style-name="P1" xml:id="id3" draw:id="id3" draw:layer="layout" svg:width="4.101cm" svg:height="1.7cm" svg:x="5.598cm" svg:y="9.299cm">
          <text:p text:style-name="P1">On</text:p>
          <text:p text:style-name="P1">Back</text:p>
        </draw:rect>
        <draw:rect draw:style-name="gr1" draw:text-style-name="P1" xml:id="id4" draw:id="id4" draw:layer="layout" svg:width="4.7cm" svg:height="1.7cm" svg:x="6.299cm" svg:y="18.054cm">
          <text:p text:style-name="P1">Options</text:p>
        </draw:rect>
        <draw:connector draw:style-name="gr3" draw:text-style-name="P1" draw:layer="layout" draw:line-skew="6.799cm" svg:x1="10.999cm" svg:y1="18.904cm" svg:x2="10cm" svg:y2="4.45cm" draw:start-shape="id4" draw:start-glue-point="1" draw:end-shape="id1" draw:end-glue-point="1" svg:d="m10999 18904h7300v-14454h-8299">
          <text:p/>
        </draw:connector>
        <draw:rect draw:style-name="gr1" draw:text-style-name="P1" xml:id="id5" draw:id="id5" draw:layer="layout" svg:width="4.101cm" svg:height="2.801cm" svg:x="5.598cm" svg:y="10.999cm">
          <text:p text:style-name="P1">On</text:p>
          <text:p text:style-name="P1">Sync Mode</text:p>
          <text:p text:style-name="P1">Back</text:p>
        </draw:rect>
        <draw:connector draw:style-name="gr3" draw:text-style-name="P1" draw:layer="layout" draw:line-skew="-2.597cm" svg:x1="5.3cm" svg:y1="4.45cm" svg:x2="5.598cm" svg:y2="12.399cm" draw:start-shape="id1" draw:start-glue-point="3" draw:end-shape="id5" draw:end-glue-point="3" svg:d="m5300 4450h-3098v7949h3396">
          <text:p/>
        </draw:connector>
        <draw:rect draw:style-name="gr1" draw:text-style-name="P1" xml:id="id6" draw:id="id6" draw:layer="layout" svg:width="4.7cm" svg:height="1.7cm" svg:x="6.199cm" svg:y="22.298cm">
          <text:p text:style-name="P1">Option</text:p>
        </draw:rect>
        <draw:frame draw:style-name="gr2" draw:layer="layout" svg:width="1.912cm" svg:height="0.963cm" svg:x="3.26cm" svg:y="21.655cm">
          <draw:text-box>
            <text:p>short</text:p>
          </draw:text-box>
        </draw:frame>
        <draw:connector draw:style-name="gr3" draw:text-style-name="P1" draw:layer="layout" svg:x1="10.899cm" svg:y1="23.148cm" svg:x2="8.649cm" svg:y2="19.754cm" draw:start-shape="id6" draw:start-glue-point="1" draw:end-shape="id4" draw:end-glue-point="2" svg:d="m10899 23148h501v-2122h-2751v-1272">
          <text:p/>
        </draw:connector>
        <draw:connector draw:style-name="gr3" draw:text-style-name="P1" draw:layer="layout" svg:x1="8.649cm" svg:y1="19.754cm" svg:x2="6.199cm" svg:y2="23.148cm" draw:start-shape="id4" draw:start-glue-point="2" draw:end-shape="id6" draw:end-glue-point="3" svg:d="m8649 19754v1272h-2951v2122h501">
          <text:p/>
        </draw:connector>
        <draw:rect draw:style-name="gr1" draw:text-style-name="P1" xml:id="id7" draw:id="id7" draw:layer="layout" svg:width="4.7cm" svg:height="1.7cm" svg:x="6.199cm" svg:y="26.4cm">
          <text:p text:style-name="P1">Suboption</text:p>
        </draw:rect>
        <draw:connector draw:style-name="gr3" draw:text-style-name="P1" draw:layer="layout" svg:x1="8.549cm" svg:y1="23.998cm" svg:x2="6.199cm" svg:y2="27.25cm" draw:start-shape="id6" draw:start-glue-point="2" draw:end-shape="id7" draw:end-glue-point="3" svg:d="m8549 23998v1201h-2851v2051h501">
          <text:p/>
        </draw:connector>
        <draw:connector draw:style-name="gr3" draw:text-style-name="P1" draw:layer="layout" svg:x1="10.899cm" svg:y1="27.25cm" svg:x2="8.549cm" svg:y2="23.998cm" draw:start-shape="id7" draw:start-glue-point="1" draw:end-shape="id6" draw:end-glue-point="2" svg:d="m10899 27250h501v-2051h-2851v-1201">
          <text:p/>
        </draw:connector>
        <draw:frame draw:style-name="gr2" draw:layer="layout" svg:width="1.912cm" svg:height="0.963cm" svg:x="3.299cm" svg:y="25.635cm">
          <draw:text-box>
            <text:p>short</text:p>
          </draw:text-box>
        </draw:frame>
        <draw:frame draw:style-name="gr2" draw:layer="layout" svg:width="2.754cm" svg:height="1.675cm" svg:x="12.346cm" svg:y="21.452cm">
          <draw:text-box>
            <text:p>medium</text:p>
            <text:p>long</text:p>
          </draw:text-box>
        </draw:frame>
        <draw:rect draw:style-name="gr1" draw:text-style-name="P1" xml:id="id8" draw:id="id8" draw:layer="layout" svg:width="4.101cm" svg:height="1.7cm" svg:x="13.1cm" svg:y="9.299cm">
          <text:p text:style-name="P1">On</text:p>
          <text:p text:style-name="P1">Front</text:p>
        </draw:rect>
        <draw:rect draw:style-name="gr1" draw:text-style-name="P1" xml:id="id9" draw:id="id9" draw:layer="layout" svg:width="4.101cm" svg:height="2.801cm" svg:x="13.1cm" svg:y="10.999cm">
          <text:p text:style-name="P1">On</text:p>
          <text:p text:style-name="P1">Sync Mode</text:p>
          <text:p text:style-name="P1">Front</text:p>
        </draw:rect>
        <draw:connector draw:style-name="gr3" draw:text-style-name="P1" draw:layer="layout" draw:line-skew="-0.1cm" svg:x1="7.648cm" svg:y1="9.299cm" svg:x2="7.65cm" svg:y2="5.3cm" draw:start-shape="id3" draw:start-glue-point="0" draw:end-shape="id1" draw:end-glue-point="2" svg:d="m7648 9299v-2099h2v-1900">
          <text:p/>
        </draw:connector>
        <draw:connector draw:style-name="gr3" draw:text-style-name="P1" draw:layer="layout" draw:line-skew="-0.1cm" svg:x1="15.15cm" svg:y1="9.299cm" svg:x2="7.65cm" svg:y2="5.3cm" draw:start-shape="id8" draw:start-glue-point="0" draw:end-shape="id1" draw:end-glue-point="2" svg:d="m15150 9299v-2099h-7500v-1900">
          <text:p/>
        </draw:connector>
        <draw:connector draw:style-name="gr4" draw:text-style-name="P1" draw:layer="layout" svg:x1="9.699cm" svg:y1="12.399cm" svg:x2="13.1cm" svg:y2="12.399cm" draw:start-shape="id5" draw:start-glue-point="1" draw:end-shape="id9" draw:end-glue-point="3" svg:d="m9699 12399h3401">
          <text:p/>
        </draw:connector>
        <draw:connector draw:style-name="gr4" draw:text-style-name="P1" draw:layer="layout" svg:x1="9.699cm" svg:y1="10.149cm" svg:x2="13.1cm" svg:y2="10.149cm" draw:start-shape="id3" draw:start-glue-point="1" draw:end-shape="id8" draw:end-glue-point="3" svg:d="m9699 10149h3401">
          <text:p/>
        </draw:connector>
        <draw:frame draw:style-name="gr2" draw:layer="layout" svg:width="1.912cm" svg:height="0.963cm" svg:x="10.4cm" svg:y="8.737cm">
          <draw:text-box>
            <text:p>short</text:p>
          </draw:text-box>
        </draw:frame>
        <draw:frame draw:style-name="gr2" draw:layer="layout" svg:width="1.912cm" svg:height="0.963cm" svg:x="10.4cm" svg:y="11.037cm">
          <draw:text-box>
            <text:p>short</text:p>
          </draw:text-box>
        </draw:frame>
        <draw:frame draw:style-name="gr2" draw:layer="layout" svg:width="2.754cm" svg:height="0.963cm" svg:x="8.4cm" svg:y="15.2cm">
          <draw:text-box>
            <text:p>medium</text:p>
          </draw:text-box>
        </draw:frame>
        <draw:line draw:style-name="gr5" draw:text-style-name="P1" draw:layer="layout" svg:x1="7.19cm" svg:y1="18.06cm" svg:x2="7.2cm" svg:y2="13.8cm">
          <text:p/>
        </draw:line>
        <draw:line draw:style-name="gr3" draw:text-style-name="P1" draw:layer="layout" svg:x1="7.79cm" svg:y1="18.06cm" svg:x2="7.8cm" svg:y2="13.8cm">
          <text:p/>
        </draw:line>
        <draw:connector draw:style-name="gr5" draw:text-style-name="P1" draw:layer="layout" draw:line-skew="0.673cm" svg:x1="8.649cm" svg:y1="18.054cm" svg:x2="15.15cm" svg:y2="13.8cm" draw:start-shape="id4" draw:start-glue-point="0" draw:end-shape="id9" draw:end-glue-point="2" svg:d="m8649 18054v-1454h6501v-2800">
          <text:p/>
        </draw:connector>
        <draw:frame draw:style-name="gr2" draw:layer="layout" svg:width="1.696cm" svg:height="0.963cm" svg:x="12.804cm" svg:y="15.137cm">
          <draw:text-box>
            <text:p>long</text:p>
          </draw:text-box>
        </draw:frame>
        <draw:line draw:style-name="gr3" draw:text-style-name="P1" draw:layer="layout" svg:x1="15.9cm" svg:y1="17.2cm" svg:x2="15.9cm" svg:y2="13.84cm">
          <text:p/>
        </draw:line>
        <draw:line draw:style-name="gr6" draw:text-style-name="P1" draw:layer="layout" svg:x1="9.4cm" svg:y1="18cm" svg:x2="9.4cm" svg:y2="17.2cm">
          <text:p/>
        </draw:line>
        <draw:line draw:style-name="gr6" draw:text-style-name="P1" draw:layer="layout" svg:x1="15.9cm" svg:y1="17.2cm" svg:x2="9.4cm" svg:y2="17.2cm">
          <text:p/>
        </draw:line>
        <draw:frame draw:style-name="gr2" draw:layer="layout" svg:width="2.754cm" svg:height="0.963cm" svg:x="11.746cm" svg:y="17.6cm">
          <draw:text-box>
            <text:p>medium</text:p>
          </draw:text-box>
        </draw:frame>
        <draw:frame draw:style-name="gr2" draw:layer="layout" svg:width="2.754cm" svg:height="2.387cm" svg:x="12.3cm" svg:y="25.737cm">
          <draw:text-box>
            <text:p>short</text:p>
            <text:p>medium</text:p>
            <text:p>long</text:p>
          </draw:text-box>
        </draw:frame>
        <draw:frame draw:style-name="gr2" draw:layer="layout" svg:width="8.85cm" svg:height="0.963cm" svg:x="5.6cm" svg:y="1.9cm">
          <draw:text-box>
            <text:p>Menu Structure Bedside Light</text:p>
          </draw:text-box>
        </draw:frame>
        <draw:frame draw:style-name="gr7" draw:text-style-name="P2" draw:layer="layout" svg:width="3.355cm" svg:height="1.199cm" svg:x="16.645cm" svg:y="27.501cm">
          <draw:text-box>
            <text:p text:style-name="P2"><text:span text:style-name="T1">Martin Clausen</text:span></text:p>
            <text:p text:style-name="P2"><text:span text:style-name="T1">2013-05-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7T16:52:25.88</meta:creation-date>
    <dc:date>2013-05-23T08:11:03.57</dc:date>
    <meta:editing-duration>PT10M25S</meta:editing-duration>
    <meta:editing-cycles>2</meta:editing-cycles>
    <meta:generator>OpenOffice.org/3.4.1$Win32 OpenOffice.org_project/341m1$Build-9593</meta:generator>
    <meta:document-statistic meta:object-count="43"/>
  </office:meta>
</office:document-meta>
</file>